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EncoderTests.can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sourceEncoderTests.testEncodeError( Publisher &lt; ? &gt; input , ResolvableType output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ourceEncoderTests.ResourceEncode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EncoderTests.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